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Roboto" svg:font-family="Roboto, arial, sans-serif"/>
    <style:font-face style:name="Noto Sans Devanagari1" svg:font-family="'Noto Sans Devanagari'" style:font-family-generic="swiss"/>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cmr10" fo:font-size="11pt" fo:font-weight="normal" officeooo:rsid="00319e5b" officeooo:paragraph-rsid="00319e5b" style:font-size-asian="11pt" style:font-weight-asian="normal" style:font-size-complex="11pt" style:font-weight-complex="normal"/>
    </style:style>
    <style:style style:name="P2" style:family="paragraph" style:parent-style-name="Standard">
      <style:paragraph-properties fo:margin-left="0in" fo:margin-right="0in" fo:text-align="start" style:justify-single-word="false" fo:text-indent="0in" style:auto-text-indent="false"/>
      <style:text-properties style:font-name="cmr10" fo:font-size="11pt" fo:font-weight="normal" officeooo:rsid="0027a495" officeooo:paragraph-rsid="0027a495"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cmr10" fo:font-size="11pt" fo:font-weight="normal" officeooo:rsid="0027a495" officeooo:paragraph-rsid="0033c785"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cmr10" fo:font-size="11pt" fo:font-weight="normal" officeooo:rsid="0032dceb" officeooo:paragraph-rsid="0033c785" style:font-size-asian="11pt" style:font-weight-asian="normal" style:font-size-complex="11pt" style:font-weight-complex="normal"/>
    </style:style>
    <style:style style:name="P5" style:family="paragraph" style:parent-style-name="Standard">
      <style:text-properties style:font-name="cmr10" fo:font-size="11pt" fo:font-weight="normal" officeooo:rsid="001a1d12" officeooo:paragraph-rsid="001a1d12" style:font-size-asian="11pt" style:font-weight-asian="normal" style:font-size-complex="11pt" style:font-weight-complex="normal"/>
    </style:style>
    <style:style style:name="P6" style:family="paragraph" style:parent-style-name="Standard">
      <style:text-properties style:font-name="cmr10" fo:font-size="11pt" fo:font-weight="normal" officeooo:rsid="001a1d12" officeooo:paragraph-rsid="00206e39" style:font-size-asian="11pt" style:font-weight-asian="normal" style:font-size-complex="11pt" style:font-weight-complex="normal"/>
    </style:style>
    <style:style style:name="P7" style:family="paragraph" style:parent-style-name="Standard">
      <style:text-properties style:font-name="cmr10" fo:font-size="11pt" fo:font-weight="normal" officeooo:rsid="001a1d12" officeooo:paragraph-rsid="001afe60" style:font-size-asian="11pt" style:font-weight-asian="normal" style:font-size-complex="11pt" style:font-weight-complex="normal"/>
    </style:style>
    <style:style style:name="P8" style:family="paragraph" style:parent-style-name="Standard">
      <style:text-properties style:font-name="cmr10" fo:font-size="11pt" fo:font-weight="normal" officeooo:rsid="00319e5b" officeooo:paragraph-rsid="001a1d12" style:font-size-asian="11pt" style:font-weight-asian="normal" style:font-size-complex="11pt" style:font-weight-complex="normal"/>
    </style:style>
    <style:style style:name="P9" style:family="paragraph" style:parent-style-name="Standard">
      <style:text-properties style:font-name="cmr10" fo:font-size="11pt" fo:font-weight="normal" officeooo:rsid="001e3a68" officeooo:paragraph-rsid="001e3a68" style:font-size-asian="11pt" style:font-weight-asian="normal" style:font-size-complex="11pt" style:font-weight-complex="normal"/>
    </style:style>
    <style:style style:name="P10" style:family="paragraph" style:parent-style-name="Standard">
      <style:text-properties style:font-name="cmr10" fo:font-size="11pt" fo:font-weight="normal" officeooo:rsid="001ef27a" officeooo:paragraph-rsid="001ef27a" style:font-size-asian="11pt" style:font-weight-asian="normal" style:font-size-complex="11pt" style:font-weight-complex="normal"/>
    </style:style>
    <style:style style:name="P11" style:family="paragraph" style:parent-style-name="Standard">
      <style:text-properties style:font-name="cmr10" fo:font-size="11pt" fo:font-weight="normal" officeooo:rsid="001ef27a" officeooo:paragraph-rsid="0021a7df" style:font-size-asian="11pt" style:font-weight-asian="normal" style:font-size-complex="11pt" style:font-weight-complex="normal"/>
    </style:style>
    <style:style style:name="P12" style:family="paragraph" style:parent-style-name="Standard">
      <style:text-properties style:font-name="cmr10" fo:font-size="11pt" fo:font-weight="normal" officeooo:rsid="001cb168" officeooo:paragraph-rsid="001cb168" style:font-size-asian="11pt" style:font-weight-asian="normal" style:font-size-complex="11pt" style:font-weight-complex="normal"/>
    </style:style>
    <style:style style:name="P13" style:family="paragraph" style:parent-style-name="Standard">
      <style:text-properties style:font-name="cmr10" fo:font-size="11pt" fo:font-weight="normal" officeooo:rsid="00206e39" officeooo:paragraph-rsid="00206e39" style:font-size-asian="11pt" style:font-weight-asian="normal" style:font-size-complex="11pt" style:font-weight-complex="normal"/>
    </style:style>
    <style:style style:name="P14" style:family="paragraph" style:parent-style-name="Standard">
      <style:text-properties style:font-name="cmr10" fo:font-size="11pt" fo:font-weight="normal" officeooo:rsid="00206e39" officeooo:paragraph-rsid="0020eafd" style:font-size-asian="11pt" style:font-weight-asian="normal" style:font-size-complex="11pt" style:font-weight-complex="normal"/>
    </style:style>
    <style:style style:name="P15" style:family="paragraph" style:parent-style-name="Standard">
      <style:text-properties style:font-name="cmr10" fo:font-size="11pt" fo:font-weight="normal" officeooo:rsid="00186a6e" officeooo:paragraph-rsid="00186a6e" style:font-size-asian="11pt" style:font-weight-asian="normal" style:font-size-complex="11pt" style:font-weight-complex="normal"/>
    </style:style>
    <style:style style:name="P16" style:family="paragraph" style:parent-style-name="Standard">
      <style:text-properties style:font-name="cmr10" fo:font-size="11pt" fo:font-weight="normal" officeooo:rsid="0020eafd" officeooo:paragraph-rsid="0020eafd" style:font-size-asian="11pt" style:font-weight-asian="normal" style:font-size-complex="11pt" style:font-weight-complex="normal"/>
    </style:style>
    <style:style style:name="P17" style:family="paragraph" style:parent-style-name="Standard">
      <style:text-properties style:font-name="cmr10" fo:font-size="11pt" fo:font-weight="normal" officeooo:rsid="0021a7df" officeooo:paragraph-rsid="0021a7df" style:font-size-asian="11pt" style:font-weight-asian="normal" style:font-size-complex="11pt" style:font-weight-complex="normal"/>
    </style:style>
    <style:style style:name="P18" style:family="paragraph" style:parent-style-name="Standard">
      <style:text-properties style:font-name="cmr10" fo:font-size="11pt" fo:font-weight="normal" officeooo:rsid="00224bbd" officeooo:paragraph-rsid="00224bbd" style:font-size-asian="11pt" style:font-weight-asian="normal" style:font-size-complex="11pt" style:font-weight-complex="normal"/>
    </style:style>
    <style:style style:name="P19" style:family="paragraph" style:parent-style-name="Standard">
      <style:text-properties style:font-name="cmr10" fo:font-size="11pt" fo:font-weight="normal" officeooo:rsid="0023a647" officeooo:paragraph-rsid="0023a647" style:font-size-asian="11pt" style:font-weight-asian="normal" style:font-size-complex="11pt" style:font-weight-complex="normal"/>
    </style:style>
    <style:style style:name="P20" style:family="paragraph" style:parent-style-name="Standard">
      <style:text-properties style:font-name="cmr10" fo:font-size="11pt" fo:font-weight="normal" officeooo:rsid="0023a647" officeooo:paragraph-rsid="0026c47c"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cmr10" fo:font-size="14pt" fo:font-weight="normal" officeooo:rsid="001e3a68" officeooo:paragraph-rsid="001e3a68" style:font-size-asian="14pt" style:font-weight-asian="normal" style:font-size-complex="14pt"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font-name="cmr10" fo:font-size="11pt" fo:font-weight="normal" officeooo:rsid="0027a495" officeooo:paragraph-rsid="0027a495" style:font-size-asian="11pt" style:font-weight-asian="normal" style:font-size-complex="11pt" style:font-weight-complex="normal"/>
    </style:style>
    <style:style style:name="T1" style:family="text">
      <style:text-properties officeooo:rsid="00186a6e"/>
    </style:style>
    <style:style style:name="T2" style:family="text">
      <style:text-properties officeooo:rsid="001afe60"/>
    </style:style>
    <style:style style:name="T3" style:family="text">
      <style:text-properties officeooo:rsid="001ce6b4"/>
    </style:style>
    <style:style style:name="T4" style:family="text">
      <style:text-properties officeooo:rsid="001e8c82"/>
    </style:style>
    <style:style style:name="T5" style:family="text">
      <style:text-properties officeooo:rsid="00206e39"/>
    </style:style>
    <style:style style:name="T6" style:family="text">
      <style:text-properties officeooo:rsid="0020eafd"/>
    </style:style>
    <style:style style:name="T7" style:family="text">
      <style:text-properties officeooo:rsid="0021a7df"/>
    </style:style>
    <style:style style:name="T8" style:family="text">
      <style:text-properties officeooo:rsid="00225605"/>
    </style:style>
    <style:style style:name="T9" style:family="text">
      <style:text-properties officeooo:rsid="0023a647"/>
    </style:style>
    <style:style style:name="T10" style:family="text">
      <style:text-properties officeooo:rsid="0026c47c"/>
    </style:style>
    <style:style style:name="T11" style:family="text">
      <style:text-properties officeooo:rsid="0029a1e3"/>
    </style:style>
    <style:style style:name="T12" style:family="text">
      <style:text-properties officeooo:rsid="002bf64c"/>
    </style:style>
    <style:style style:name="T13" style:family="text">
      <style:text-properties officeooo:rsid="002dc6a9"/>
    </style:style>
    <style:style style:name="T14" style:family="text">
      <style:text-properties officeooo:rsid="002ec35a"/>
    </style:style>
    <style:style style:name="T15" style:family="text">
      <style:text-properties officeooo:rsid="00319e5b"/>
    </style:style>
    <style:style style:name="T16" style:family="text">
      <style:text-properties officeooo:rsid="0033c785"/>
    </style:style>
    <style:style style:name="T17" style:family="text">
      <style:text-properties fo:font-variant="normal" fo:text-transform="none" fo:color="#222222" style:font-name="Roboto" fo:font-size="13.3999996185303pt" fo:letter-spacing="normal" fo:font-style="normal" officeooo:rsid="0033c785"/>
    </style:style>
    <style:style style:name="T18" style:family="text">
      <style:text-properties fo:font-variant="normal" fo:text-transform="none" fo:color="#222222" style:font-name="Roboto" fo:letter-spacing="normal" fo:font-style="normal"/>
    </style:style>
    <style:style style:name="T19" style:family="text">
      <style:text-properties officeooo:rsid="003524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xchange Architecture</text:p>
      <text:p text:style-name="P3"/>
      <text:p text:style-name="P3">Sean Valeo</text:p>
      <text:p text:style-name="P3"/>
      <text:p text:style-name="P4">[ First Revision ]</text:p>
      <text:p text:style-name="P4"/>
      <text:p text:style-name="P4"><text:span text:style-name="T16">Copyright </text:span><text:span text:style-name="T18">©</text:span><text:span text:style-name="T17"> </text:span><text:span text:style-name="T16">2020 Meso Research</text:span></text:p>
      <text:p text:style-name="P1"/>
      <text:p text:style-name="P1"/>
      <text:p text:style-name="P1"><text:span text:style-name="T15">I</text:span>NTRODUCTION</text:p>
      <text:p text:style-name="P2"/>
      <text:p text:style-name="P2">These days there are plenty of trading venues to choose from. Most share a similar underlying architecture, each with their own advantages and disadvantages. While a positive evaluation can be made for <text:span text:style-name="T19">each</text:span> of these trading systems for a certain situation, we decided to assess the scope for an alternative option.</text:p>
      <text:p text:style-name="P2"><text:tab/><text:tab/><text:tab/></text:p>
      <text:p text:style-name="P5"><text:tab/></text:p>
      <text:p text:style-name="P8">1. INSTITUTIONAL TRADING</text:p>
      <text:p text:style-name="P5"/>
      <text:p text:style-name="P9">In the financial sector, traders interact using an exchange-clearer model.</text:p>
      <text:p text:style-name="P9"/>
      <text:p text:style-name="P9">In this model, the exchange and clearer provide matching and financial settlement functions, respectively. Th<text:span text:style-name="T5">e</text:span> partition <text:span text:style-name="T5">between the two</text:span> intends to reduce conflicts of interes<text:span text:style-name="T4">t and provide a separation of concerns that allows each business model to focus on their primary objectives. For the exchange, it’s speed, liquidity and product availability; and for the Clearer, it is the optimization of equity and credit lines.</text:span></text:p>
      <text:p text:style-name="P10"/>
      <text:p text:style-name="P10">In order to trade,<text:span text:style-name="T3"> funds</text:span> must be <text:span text:style-name="T3">deposited with </text:span>the<text:span text:style-name="T3"> </text:span>C<text:span text:style-name="T3">learer, </text:span>who will in turn define and set <text:span text:style-name="T1">pre-trade position limits based on account equity. </text:span>The <text:span text:style-name="T5">Clearer</text:span> may also define post-trade limits on margin, margin haircut (cross-exchange), and Value at Risk, <text:span text:style-name="T5">depending on the Trader’s primary strategy</text:span>.</text:p>
      <text:p text:style-name="P12"/>
      <text:p text:style-name="P10">In the trade life cycle, the exchange handle<text:span text:style-name="T5">s</text:span> order matching and liquidity discovery; the clearer provides financial trade settlement between counter-parties.</text:p>
      <text:p text:style-name="P10"/>
      <text:p text:style-name="P13">Advantages of this system:</text:p>
      <text:p text:style-name="P13">- Decoupling of business functions.</text:p>
      <text:p text:style-name="P13">- Clearing is usually provided by banks which are guaranteed to an extent by insurance.</text:p>
      <text:p text:style-name="P13">- Trader-Clearer relationships allow for more flexibility with strategy limits and leverage.</text:p>
      <text:p text:style-name="P14">- <text:span text:style-name="T6">Regulation, compliance and auditing</text:span></text:p>
      <text:p text:style-name="P14"/>
      <text:p text:style-name="P13">Drawbacks of this system:</text:p>
      <text:p text:style-name="P10">- Centralized architecture.</text:p>
      <text:p text:style-name="P10">- <text:span text:style-name="T5">R</text:span>elies <text:span text:style-name="T7">heavily/entirely</text:span> on closed-source software at all operational levels including the execution platform, exchange and clearing.</text:p>
      <text:p text:style-name="P10">- Clearer and <text:span text:style-name="T5">E</text:span>xchange use <text:span text:style-name="T5">multiple</text:span> independent<text:span text:style-name="T5"> software systems </text:span>that increase <text:span text:style-name="T5">post-trade</text:span> <text:span text:style-name="T5">operational</text:span> complexity <text:span text:style-name="T6">for all parties</text:span>.</text:p>
      <text:p text:style-name="P15"/>
      <text:p text:style-name="P15"/>
      <text:p text:style-name="P5"><text:span text:style-name="T15">2. CENTRALIZED</text:span> EXCHANGE<text:span text:style-name="T12">S</text:span></text:p>
      <text:p text:style-name="P5"/>
      <text:p text:style-name="P13">In the consumer and semi-professional trader world, online exchanges are used to facilitate trading.</text:p>
      <text:p text:style-name="P5"/>
      <text:p text:style-name="P5"><text:span text:style-name="T5">In this model, </text:span>the exchange also <text:span text:style-name="T5">serves as </text:span>the clearer, <text:span text:style-name="T5">providing a holistic trade life cycle.</text:span></text:p>
      <text:p text:style-name="P5"/>
      <text:p text:style-name="P13">In order to trade, funds must be deposited with the Exchange, who will in turn define and set pre-trade position limits based on account equity. The Exchange may also <text:span text:style-name="T6">define pre- and post-trade limits on margin.</text:span></text:p>
      <text:p text:style-name="P13"/>
      <text:p text:style-name="P16">Advantages of this system:</text:p>
      <text:p text:style-name="P16">- Entire trade life cycle is managed by the exchange and there is usually little operational management required post-trade.</text:p>
      <text:p text:style-name="P16"/>
      <text:p text:style-name="P16">Disadvantages of this system:</text:p>
      <text:p text:style-name="P17">- Centralized architecture.</text:p>
      <text:p text:style-name="P11">- <text:span text:style-name="T5">R</text:span>elies <text:span text:style-name="T7">heavily/entirely</text:span> on closed-source software at all operational levels including the execution platform, exchange and clearing.</text:p>
      <text:p text:style-name="P17"><text:soft-page-break/>- Limited / no regulation, compliance and auditing</text:p>
      <text:p text:style-name="P6"/>
      <text:p text:style-name="P6"/>
      <text:p text:style-name="P5"><text:span text:style-name="T15">3. </text:span>DECENTRALIZED EXCHANGE<text:span text:style-name="T12">S</text:span></text:p>
      <text:p text:style-name="P5"/>
      <text:p text:style-name="P18">Focus on counter-party risk when using online Centralized Exchanges has led to the emergence of Decentralized Exchanges in an attempt to mitigate loss caused by manipulation or system weakness.</text:p>
      <text:p text:style-name="P5"/>
      <text:p text:style-name="P18">In this model, the Exchange also serves as the Clearer, however the clearing mechanism differs from convention. Account funding is deposited into <text:span text:style-name="T3">a “</text:span>S<text:span text:style-name="T3">mart </text:span>C<text:span text:style-name="T3">ontract” - </text:span>a piece of software that exists on a distributed ledger, secured by Blockchain design. The Exchange will define and set limits based on account positions. </text:p>
      <text:p text:style-name="P18"/>
      <text:p text:style-name="P18">Advantages of this system:</text:p>
      <text:p text:style-name="P18">- Funds held in a distributed Smart Contract.</text:p>
      <text:p text:style-name="P18">- Smart contracts are usually open-source.</text:p>
      <text:p text:style-name="P18"/>
      <text:p text:style-name="P18">Disadvantages of this system:</text:p>
      <text:p text:style-name="P18">- Execution can be relatively slow depending on the smart contract implementation, underlying Blockchain implementation, and liquidity discovery mechanisms (on chain/off chain etc).</text:p>
      <text:p text:style-name="P18">- Vulnerable<text:span text:style-name="T8"> to security exploits in Blockchain.</text:span></text:p>
      <text:p text:style-name="P7"/>
      <text:p text:style-name="P7"/>
      <text:p text:style-name="P19"><text:span text:style-name="T15">4. </text:span>PROPOSITION FOR A NEW ARCHITECTURE “EX”</text:p>
      <text:p text:style-name="P19"/>
      <text:p text:style-name="P19">In the new model, E<text:span text:style-name="T2">xchange, </text:span>C<text:span text:style-name="T2">learing and </text:span>R<text:span text:style-name="T2">isk </text:span>functions are modular and<text:span text:style-name="T2"> can </text:span>(if required) <text:span text:style-name="T2">be hosted by different parties. </text:span>No funds are deposited prior to <text:span text:style-name="T13">the trade life cycle</text:span>. Each trade is executed and cleared <text:span text:style-name="T14">(in escrow fashion)</text:span> on a trade-by-trade basis.</text:p>
      <text:p text:style-name="P19"/>
      <text:p text:style-name="P20">In order to ensure counter-party reliability <text:span text:style-name="T10">and therefore a healthy market</text:span>, there must be a feedback mechanism in place to allow for a build up of reputation. <text:span text:style-name="T10">Prior to a reputation being established, per-trade funds must be sent to the Clearer before an Order is executed. A Risk module intercepts the new order to ensure that funds to settle the trade exist at the Clearer prior to execution. Once good reputation is established, trades can be settled post-trade by the Clearer module. Any negative reputation from the Clearer would result in a feedback reset to the Client.</text:span></text:p>
      <text:p text:style-name="P12"/>
      <text:p text:style-name="P19">Advantages of this system:</text:p>
      <text:p text:style-name="P19">- <text:span text:style-name="T10">Entirely open-source software.<text:tab/></text:span></text:p>
      <text:p text:style-name="P19">- <text:span text:style-name="T10">The system can be designed to support Any asset including Financial tokens and Data.</text:span></text:p>
      <text:p text:style-name="P19">- <text:span text:style-name="T10">Funds are sent to a clearer per-trade, usually eliminating risk of total loss.</text:span></text:p>
      <text:p text:style-name="P19">- <text:span text:style-name="T10">Modular. Functionality for each module is not limited to any one provider and multiple providers are supported.</text:span></text:p>
      <text:p text:style-name="P19"/>
      <text:p text:style-name="P19">Disadvantages of this system:</text:p>
      <text:p text:style-name="P19">- <text:span text:style-name="T10">Centralized (though funds are only held centrally for immediate esc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Roboto" svg:font-family="Roboto, arial, sans-serif"/>
    <style:font-face style:name="Noto Sans Devanagari1" svg:font-family="'Noto Sans Devanagari'" style:font-family-generic="swiss"/>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3:23:29.976012838</meta:creation-date>
    <dc:date>2020-03-05T21:00:42.920845298</dc:date>
    <meta:editing-duration>PT1H5M51S</meta:editing-duration>
    <meta:editing-cycles>17</meta:editing-cycles>
    <meta:generator>LibreOffice/6.1.5.2$Linux_X86_64 LibreOffice_project/10$Build-2</meta:generator>
    <meta:document-statistic meta:table-count="0" meta:image-count="0" meta:object-count="0" meta:page-count="2" meta:paragraph-count="51" meta:word-count="768" meta:character-count="5021" meta:non-whitespace-character-count="4296"/>
  </office:meta>
</office:document-meta>
</file>